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vertical-align="middle" draw:auto-grow-height="false" fo:min-height="23.88cm" fo:min-width="33.79cm" loext:decorative="false"/>
    </style:style>
    <style:style style:name="gr2" style:family="graphic" style:parent-style-name="Block">
      <style:graphic-properties draw:textarea-vertical-align="top" draw:auto-grow-height="false" fo:min-height="4.83cm" fo:min-width="4.045cm" style:writing-mode="lr-tb" loext:decorative="false"/>
      <style:paragraph-properties style:writing-mode="lr-tb"/>
    </style:style>
    <style:style style:name="gr3" style:family="graphic" style:parent-style-name="Block">
      <style:graphic-properties draw:textarea-vertical-align="top" draw:auto-grow-height="false" fo:min-height="2.609cm" fo:min-width="4.045cm" style:writing-mode="lr-tb" loext:decorative="false"/>
      <style:paragraph-properties style:writing-mode="lr-tb"/>
    </style:style>
    <style:style style:name="gr4" style:family="graphic" style:parent-style-name="Block">
      <style:graphic-properties draw:textarea-vertical-align="top" draw:auto-grow-height="false" fo:min-height="3.242cm" fo:min-width="3.092cm" style:writing-mode="lr-tb" loext:decorative="false"/>
      <style:paragraph-properties style:writing-mode="lr-tb"/>
    </style:style>
    <style:style style:name="gr5" style:family="graphic" style:parent-style-name="Block">
      <style:graphic-properties draw:textarea-vertical-align="top" draw:auto-grow-height="false" fo:min-height="6.1cm" fo:min-width="3.092cm" style:writing-mode="lr-tb" loext:decorative="false"/>
      <style:paragraph-properties style:writing-mode="lr-tb"/>
    </style:style>
    <style:style style:name="gr6" style:family="graphic" style:parent-style-name="Block">
      <style:graphic-properties draw:textarea-vertical-align="top" draw:auto-grow-height="false" fo:min-height="6.1cm" fo:min-width="4.68cm" style:writing-mode="lr-tb" loext:decorative="false"/>
      <style:paragraph-properties style:writing-mode="lr-tb"/>
    </style:style>
    <style:style style:name="gr7" style:family="graphic" style:parent-style-name="Bus">
      <style:graphic-properties draw:marker-start="" draw:marker-end="Arrowheads_20_11" svg:stroke-linecap="butt" fo:padding-top="0.231cm" fo:padding-left="0.356cm" fo:padding-right="0.356cm" loext:decorative="false"/>
    </style:style>
    <style:style style:name="gr8" style:family="graphic" style:parent-style-name="Bus">
      <style:graphic-properties draw:marker-start="" loext:decorative="false"/>
    </style:style>
    <style:style style:name="gr9" style:family="graphic" style:parent-style-name="Interface_20_Block">
      <style:graphic-properties draw:textarea-vertical-align="middle" draw:auto-grow-height="false" fo:min-height="2.29cm" fo:min-width="1.705cm" loext:decorative="false"/>
    </style:style>
    <style:style style:name="gr10" style:family="graphic" style:parent-style-name="Interface_20_Block">
      <style:graphic-properties draw:textarea-vertical-align="top" draw:auto-grow-height="false" fo:min-height="1.973cm" fo:min-width="2.34cm" style:writing-mode="lr-tb" loext:decorative="false"/>
      <style:paragraph-properties style:writing-mode="lr-tb"/>
    </style:style>
    <style:style style:name="gr11" style:family="graphic" style:parent-style-name="Block">
      <style:graphic-properties draw:textarea-vertical-align="middle" draw:auto-grow-height="false" fo:min-height="1.02cm" fo:min-width="0.87cm" style:writing-mode="lr-tb" loext:decorative="false"/>
      <style:paragraph-properties style:writing-mode="lr-tb"/>
    </style:style>
    <style:style style:name="gr12" style:family="graphic" style:parent-style-name="Interface_20_Block">
      <style:graphic-properties draw:textarea-vertical-align="middle" draw:auto-grow-height="false" fo:min-height="1.02cm" fo:min-width="0.87cm" style:writing-mode="lr-tb" loext:decorative="false"/>
      <style:paragraph-properties style:writing-mode="lr-tb"/>
    </style:style>
    <style:style style:name="gr13" style:family="graphic" style:parent-style-name="Interface_20_Block">
      <style:graphic-properties draw:textarea-vertical-align="middle" draw:auto-grow-height="false" fo:min-height="1.02cm" fo:min-width="1.07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15" style:family="graphic" style:parent-style-name="Block">
      <style:graphic-properties draw:textarea-vertical-align="top" draw:auto-grow-height="false" fo:min-height="2.925cm" fo:min-width="3.092cm" style:writing-mode="lr-tb" loext:decorative="false"/>
      <style:paragraph-properties style:writing-mode="lr-tb"/>
    </style:style>
    <style:style style:name="gr16" style:family="graphic" style:parent-style-name="Block">
      <style:graphic-properties draw:textarea-vertical-align="top" draw:auto-grow-height="false" fo:min-height="5.147cm" fo:min-width="4.048cm" style:writing-mode="lr-tb" loext:decorative="false"/>
      <style:paragraph-properties style:writing-mode="lr-tb"/>
    </style:style>
    <style:style style:name="gr17" style:family="graphic" style:parent-style-name="Interface_20_Block">
      <style:graphic-properties draw:textarea-vertical-align="middle" draw:auto-grow-height="false" fo:min-height="1.02cm" fo:min-width="1.071cm" style:writing-mode="lr-tb" loext:decorative="false"/>
      <style:paragraph-properties style:writing-mode="lr-tb"/>
    </style:style>
    <style:style style:name="gr18" style:family="graphic" style:parent-style-name="Bus">
      <style:graphic-properties loext:decorative="false"/>
    </style:style>
    <style:style style:name="gr19" style:family="graphic" style:parent-style-name="Block">
      <style:graphic-properties draw:textarea-vertical-align="middle" draw:auto-grow-height="false" fo:min-height="0.285cm" fo:min-width="1.379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4.29cm" svg:height="24.13cm" svg:x="0.952cm" svg:y="0.9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5.08cm" svg:x="0.952cm" svg:y="18.415cm">
          <text:p text:style-name="P2"><text:span text:style-name="T1">Input 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445cm" svg:height="2.859cm" svg:x="17.78cm" svg:y="12.698cm">
          <text:p text:style-name="P2">Soft Proces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492cm" svg:height="3.492cm" svg:x="4.127cm" svg:y="2.222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92cm" svg:height="6.35cm" svg:x="30.48cm" svg:y="16.51cm">
          <text:p text:style-name="P2">SRAM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08cm" svg:height="6.35cm" svg:x="17.146cm" svg:y="17.145cm">
          <text:p text:style-name="P2">DMA</text:p>
          <text:p text:style-name="P2">Stream to FIFO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2.225cm" svg:y1="14.604cm" svg:x2="30.481cm" svg:y2="20.32cm" draw:start-shape="id1" draw:start-glue-point="1" draw:end-shape="id2" draw:end-glue-point="3" svg:d="M22225 14604h4128v5716h4128" svg:viewBox="0 0 8257 5717">
          <text:p/>
        </draw:connector>
        <draw:connector draw:style-name="gr8" draw:text-style-name="P3" draw:layer="layout" svg:x1="5.397cm" svg:y1="21.907cm" svg:x2="10.478cm" svg:y2="21.907cm" draw:start-shape="id3" draw:start-glue-point="1" draw:end-shape="id4" draw:end-glue-point="3" svg:d="M5397 21907h5081" svg:viewBox="0 0 5082 1">
          <text:p/>
        </draw:connector>
        <draw:connector draw:style-name="gr8" draw:text-style-name="P3" draw:layer="layout" draw:line-skew="3.602cm -0.635cm -0.429cm" svg:x1="22.225cm" svg:y1="14.604cm" svg:x2="17.146cm" svg:y2="19.685cm" draw:start-shape="id1" draw:start-glue-point="1" draw:end-shape="id5" draw:end-glue-point="3" svg:d="M22225 14604h4127v1906h-10160v3175h954" svg:viewBox="0 0 10161 5082">
          <text:p/>
        </draw:connector>
        <draw:custom-shape draw:style-name="gr9" draw:text-style-name="P3" draw:layer="layout" svg:width="1.905cm" svg:height="2.54cm" svg:x="0.952cm" svg:y="20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2.54cm" svg:height="2.223cm" draw:transform="rotate (1.5707963267949) translate (3.174cm 23.177cm)">
          <text:p text:style-name="P2"><text:span text:style-name="T2">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3" draw:id="id3" draw:layer="layout" svg:width="1.27cm" svg:height="1.27cm" svg:x="4.127cm" svg:y="21.272cm">
          <text:p text:style-name="P2">SO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2.223cm" draw:transform="rotate (-1.5707963267949) translate (19.368cm 20.637cm)">
          <text:p text:style-name="P2"><text:span text:style-name="T2">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7" draw:id="id17" draw:layer="layout" svg:width="1.27cm" svg:height="1.27cm" svg:x="17.146cm" svg:y="21.272cm">
          <text:p text:style-name="P2">SI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" draw:id="id10" draw:layer="layout" svg:width="1.27cm" svg:height="1.27cm" svg:x="20.956cm" svg:y="21.272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13" draw:text-style-name="P2" xml:id="id5" draw:id="id5" draw:layer="layout" svg:width="1.27cm" svg:height="1.27cm" svg:x="17.146cm" svg:y="19.05cm">
          <text:p text:style-name="P2">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3.343cm" svg:height="0.879cm" svg:x="14.287cm" svg:y="3.492cm">
          <draw:text-box>
            <text:p>Bus</text:p>
          </draw:text-box>
        </draw:frame>
        <draw:custom-shape draw:style-name="gr13" draw:text-style-name="P2" xml:id="id9" draw:id="id9" draw:layer="layout" svg:width="1.27cm" svg:height="1.27cm" svg:x="6.35cm" svg:y="3.809cm">
          <text:p text:style-name="P2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8" draw:id="id8" draw:layer="layout" svg:width="1.27cm" svg:height="1.27cm" svg:x="30.48cm" svg:y="18.097cm">
          <text:p text:style-name="P2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27cm" svg:height="1.27cm" svg:x="0.952cm" svg:y="21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draw:line-skew="1.267cm" svg:x1="22.225cm" svg:y1="14.604cm" svg:x2="27.944cm" svg:y2="6.349cm" draw:start-shape="id1" draw:start-glue-point="1" draw:end-shape="id6" draw:end-glue-point="2" svg:d="M22225 14604h4127v-8255h1592" svg:viewBox="0 0 5720 8256">
          <text:p/>
        </draw:connector>
        <draw:custom-shape draw:style-name="gr15" draw:text-style-name="P2" draw:layer="layout" svg:width="3.492cm" svg:height="3.175cm" svg:x="18.415cm" svg:y="8.572cm">
          <text:p text:style-name="P2">dual-port ram</text:p>
          <draw:enhanced-geometry svg:viewBox="0 0 21600 21600" draw:type="rectangle" draw:enhanced-path="M 0 0 L 21600 0 21600 21600 0 21600 0 0 Z N"/>
        </draw:custom-shape>
        <draw:custom-shape draw:style-name="gr13" draw:text-style-name="P2" xml:id="id14" draw:id="id14" draw:layer="layout" svg:width="1.27cm" svg:height="1.27cm" svg:x="18.415cm" svg:y="10.159cm">
          <text:p text:style-name="P2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15" draw:id="id15" draw:layer="layout" svg:width="1.27cm" svg:height="1.27cm" svg:x="20.637cm" svg:y="10.159cm">
          <text:p text:style-name="P2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4.448cm" svg:height="5.397cm" svg:x="30.798cm" svg:y="2.54cm">
          <text:p text:style-name="P2">PCIe Hard IP Bl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905cm" svg:height="2.54cm" svg:x="33.338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27cm" svg:height="1.27cm" svg:x="33.973cm" svg:y="6.032cm">
          <text:p text:style-name="P2">RP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27cm" svg:height="1.27cm" svg:x="30.798cm" svg:y="4.76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12" draw:text-style-name="P2" xml:id="id1" draw:id="id1" draw:layer="layout" svg:width="1.27cm" svg:height="1.27cm" svg:x="20.955cm" svg:y="13.969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13" draw:text-style-name="P2" xml:id="id13" draw:id="id13" draw:layer="layout" svg:width="1.27cm" svg:height="1.27cm" svg:x="30.798cm" svg:y="4.76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13" draw:text-style-name="P2" xml:id="id7" draw:id="id7" draw:layer="layout" svg:width="1.27cm" svg:height="1.27cm" svg:x="30.801cm" svg:y="6.349cm">
          <text:p text:style-name="P2">M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line-skew="-0.745cm" svg:x1="30.801cm" svg:y1="6.984cm" svg:x2="30.48cm" svg:y2="18.732cm" draw:start-shape="id7" draw:start-glue-point="3" draw:end-shape="id8" draw:end-glue-point="3" svg:d="M30801 6984h-1591v11748h1270" svg:viewBox="0 0 1592 11749">
          <text:p/>
        </draw:connector>
        <draw:custom-shape draw:style-name="gr13" draw:text-style-name="P2" xml:id="id2" draw:id="id2" draw:layer="layout" svg:width="1.27cm" svg:height="1.27cm" svg:x="30.481cm" svg:y="19.685cm">
          <text:p text:style-name="P2">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7.62cm" svg:y1="4.444cm" svg:x2="27.944cm" svg:y2="4.444cm" draw:start-shape="id9" draw:start-glue-point="1" draw:end-shape="id6" draw:end-glue-point="0" svg:d="M7620 4444h20324" svg:viewBox="0 0 20325 1">
          <text:p/>
        </draw:connector>
        <draw:custom-shape draw:style-name="gr17" draw:text-style-name="P2" xml:id="id11" draw:id="id11" draw:layer="layout" svg:width="1.271cm" svg:height="1.27cm" svg:x="30.48cm" svg:y="21.272cm">
          <text:p text:style-name="P2">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3" draw:layer="layout" svg:x1="22.226cm" svg:y1="21.907cm" svg:x2="30.48cm" svg:y2="21.907cm" draw:start-shape="id10" draw:start-glue-point="1" draw:end-shape="id11" draw:end-glue-point="3" svg:d="M22226 21907h8254" svg:viewBox="0 0 8255 1">
          <text:p/>
        </draw:connector>
        <draw:custom-shape draw:style-name="gr19" draw:text-style-name="P2" xml:id="id12" draw:id="id12" draw:layer="layout" svg:width="3.175cm" svg:height="0.953cm" draw:transform="rotate (1.5707963267949) translate (27.94cm 6.984cm)">
          <text:p text:style-name="P3"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8" draw:text-style-name="P3" draw:layer="layout" svg:x1="28.893cm" svg:y1="5.398cm" svg:x2="30.798cm" svg:y2="5.395cm" draw:start-shape="id12" draw:start-glue-point="5" draw:end-shape="id13" draw:end-glue-point="3" svg:d="M28893 5398h953v-3h952" svg:viewBox="0 0 1906 4">
          <text:p/>
        </draw:connector>
        <draw:custom-shape draw:style-name="gr6" draw:text-style-name="P2" draw:layer="layout" svg:width="5.08cm" svg:height="6.35cm" svg:x="10.478cm" svg:y="17.145cm">
          <text:p text:style-name="P2">Packaging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2.223cm" draw:transform="rotate (-1.5707963267949) translate (12.7cm 20.637cm)">
          <text:p text:style-name="P2"><text:span text:style-name="T2">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4" draw:id="id4" draw:layer="layout" svg:width="1.27cm" svg:height="1.27cm" svg:x="10.478cm" svg:y="21.272cm">
          <text:p text:style-name="P2">SI</text:p>
          <draw:enhanced-geometry svg:viewBox="0 0 21600 21600" draw:type="rectangle" draw:enhanced-path="M 0 0 L 21600 0 21600 21600 0 21600 0 0 Z N"/>
        </draw:custom-shape>
        <draw:custom-shape draw:style-name="gr13" draw:text-style-name="P2" xml:id="id18" draw:id="id18" draw:layer="layout" svg:width="1.27cm" svg:height="1.27cm" svg:x="10.478cm" svg:y="19.05cm">
          <text:p text:style-name="P2">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7.62cm" svg:y1="4.444cm" svg:x2="18.415cm" svg:y2="10.794cm" draw:start-shape="id9" draw:start-glue-point="1" draw:end-shape="id14" draw:end-glue-point="3" svg:d="M7620 4444h5398v6350h5397" svg:viewBox="0 0 10796 6351">
          <text:p/>
        </draw:connector>
        <draw:connector draw:style-name="gr8" draw:text-style-name="P3" draw:layer="layout" draw:line-skew="3.602cm" svg:x1="22.225cm" svg:y1="14.604cm" svg:x2="21.907cm" svg:y2="10.794cm" draw:start-shape="id1" draw:start-glue-point="1" draw:end-shape="id15" draw:end-glue-point="1" svg:d="M22225 14604h4127v-3810h-4445" svg:viewBox="0 0 4446 3811">
          <text:p/>
        </draw:connector>
        <draw:custom-shape draw:style-name="gr10" draw:text-style-name="P2" draw:layer="layout" svg:width="2.54cm" svg:height="2.223cm" draw:transform="rotate (1.5707963267949) translate (13.334cm 23.177cm)">
          <text:p text:style-name="P2"><text:span text:style-name="T2">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6" draw:id="id16" draw:layer="layout" svg:width="1.27cm" svg:height="1.27cm" svg:x="14.287cm" svg:y="21.272cm">
          <text:p text:style-name="P2">SO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5.557cm" svg:y1="21.907cm" svg:x2="17.146cm" svg:y2="21.907cm" draw:start-shape="id16" draw:start-glue-point="1" draw:end-shape="id17" draw:end-glue-point="3" svg:d="M15557 21907h1589" svg:viewBox="0 0 1590 1">
          <text:p/>
        </draw:connector>
        <draw:connector draw:style-name="gr8" draw:text-style-name="P3" draw:layer="layout" draw:line-skew="3.602cm -0.635cm -0.428cm" svg:x1="22.225cm" svg:y1="14.604cm" svg:x2="10.478cm" svg:y2="19.685cm" draw:start-shape="id1" draw:start-glue-point="1" draw:end-shape="id18" draw:end-glue-point="3" svg:d="M22225 14604h4127v1906h-16827v3175h953" svg:viewBox="0 0 16828 5082">
          <text:p/>
        </draw:connector>
        <draw:line draw:style-name="gr20" draw:text-style-name="P1" xml:id="id6" draw:id="id6" draw:layer="layout" svg:x1="27.944cm" svg:y1="6.349cm" svg:x2="27.944cm" svg:y2="4.44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13" svg:d="M0 13l10-13 10 13z"/>
    <draw:marker draw:name="Arrowheads_20_6" draw:display-name="Arrowheads 6" svg:viewBox="0 0 20 13" svg:d="M0 13l10-13 10 13z"/>
    <draw:marker draw:name="Arrowheads_20_7" draw:display-name="Arrowheads 7" svg:viewBox="0 0 20 13" svg:d="M0 13l10-13 10 13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00000" draw:marker-start-width="0.275cm" draw:marker-start-center="false" draw:marker-end-width="0.275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width="0.1cm" svg:stroke-color="#000000" draw:marker-start-width="0.35cm" draw:marker-end="Arrowheads_20_8" draw:marker-end-width="0.35cm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s" style:family="graphic" style:parent-style-name="Lines">
      <style:graphic-properties svg:stroke-width="0.3cm" svg:stroke-color="#000000" draw:marker-start="Arrowheads_20_6" draw:marker-start-width="0.65cm" draw:marker-end="Arrowheads_20_7" draw:marker-end-width="0.65cm" draw:stroke-linejoin="bevel" draw:textarea-horizontal-align="justify" draw:textarea-vertical-align="top" draw:auto-grow-width="false" fo:padding-bottom="1.2cm" draw:shadow-color="#000000"/>
      <style:paragraph-properties loext:tab-stop-distance="0cm">
        <style:tab-stops/>
      </style:paragraph-properties>
    </style:style>
    <style:style style:name="Block" style:family="graphic" style:parent-style-name="standard">
      <style:graphic-properties draw:fill="solid" draw:fill-color="#ffffff" fo:padding-left="0.2cm" fo:padding-right="0.2cm" draw:decimal-places="2"/>
      <style:paragraph-properties loext:tab-stop-distance="0cm">
        <style:tab-stops/>
      </style:paragraph-properties>
      <style:text-properties fo:font-size="15pt"/>
    </style:style>
    <style:style style:name="Interface_20_Block" style:display-name="Interface Block" style:family="graphic" style:parent-style-name="standard">
      <style:graphic-properties draw:fill="solid" draw:fill-color="#5983b0" fo:padding-left="0.1cm" fo:padding-right="0.1cm"/>
      <style:paragraph-properties loext:tab-stop-distance="0cm">
        <style:tab-stops/>
      </style:paragraph-properties>
      <style:text-properties fo:font-size="14pt"/>
    </style:style>
    <style:style style:name="Bus_20_without_20_arrow" style:display-name="Bus without arrow" style:family="graphic" style:parent-style-name="Bus"/>
  </office:styles>
  <office:automatic-styles>
    <style:page-layout style:name="PM0">
      <style:page-layout-properties fo:margin-top="0cm" fo:margin-bottom="0cm" fo:margin-left="0cm" fo:margin-right="0cm" fo:page-width="36cm" fo:page-height="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i Yurchenko</meta:initial-creator>
    <meta:creation-date>2022-12-09T14:59:49.508714123</meta:creation-date>
    <dc:date>2024-01-04T19:35:29.065948376</dc:date>
    <meta:editing-duration>PT4H31M59S</meta:editing-duration>
    <meta:editing-cycles>70</meta:editing-cycles>
    <meta:generator>LibreOffice/7.6.4.1$MacOSX_AARCH64 LibreOffice_project/e19e193f88cd6c0525a17fb7a176ed8e6a3e2aa1</meta:generator>
    <dc:creator>Vitalii Yurchenko</dc:creator>
    <meta:document-statistic meta:object-count="49"/>
  </office:meta>
</office:document-meta>
</file>